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DejaVu Sans Mono1" svg:font-family="'DejaVu Sans Mono'" style:font-family-generic="modern" style:font-pitch="fixed"/>
    <style:font-face style:name="Calibri" svg:font-family="Calibri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DejaVu Sans Mono1"/>
    </style:style>
    <style:style style:name="P2" style:family="paragraph" style:parent-style-name="Standard">
      <style:text-properties style:font-name="DejaVu Sans Mono"/>
    </style:style>
    <style:style style:name="P3" style:family="paragraph" style:parent-style-name="Standard">
      <style:text-properties style:font-name="DejaVu Sans Mono1"/>
    </style:style>
    <style:style style:name="P4" style:family="paragraph" style:parent-style-name="Standard">
      <style:paragraph-properties fo:text-align="center" style:justify-single-word="false"/>
      <style:text-properties style:font-name="DejaVu Sans Mono1"/>
    </style:style>
    <style:style style:name="P5" style:family="paragraph" style:parent-style-name="Standard">
      <style:text-properties style:font-name="DejaVu Sans Mono1" officeooo:paragraph-rsid="000015c3"/>
    </style:style>
    <style:style style:name="P6" style:family="paragraph" style:parent-style-name="Standard">
      <style:text-properties style:font-name="DejaVu Sans Mono1" officeooo:paragraph-rsid="000882c0"/>
    </style:style>
    <style:style style:name="P7" style:family="paragraph" style:parent-style-name="Standard">
      <style:text-properties style:font-name="DejaVu Sans Mono1" officeooo:paragraph-rsid="000d5eb1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style:font-name="DejaVu Sans Mono1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DejaVu Sans Mono" fo:font-weight="bold" style:font-weight-asian="bold"/>
    </style:style>
    <style:style style:name="T4" style:family="text">
      <style:text-properties style:font-name="DejaVu Sans Mono" fo:font-weight="bold" style:font-weight-asian="bold" style:font-weight-complex="bold"/>
    </style:style>
    <style:style style:name="T5" style:family="text">
      <style:text-properties style:font-name="DejaVu Sans Mono" officeooo:rsid="000015c3"/>
    </style:style>
    <style:style style:name="T6" style:family="text">
      <style:text-properties officeooo:rsid="000015c3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0882c0" style:font-size-asian="14pt" style:font-weight-asian="bold" style:font-size-complex="14pt" style:font-weight-complex="bold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0882c0"/>
    </style:style>
    <style:style style:name="T12" style:family="text">
      <style:text-properties officeooo:rsid="000b832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7">PROGRAM – </text:span><text:span text:style-name="T8">10</text:span></text:p>
      <text:p text:style-name="P3">/********************************************************************/</text:p>
      <text:p text:style-name="P3">/* Name of the Program : <text:span text:style-name="T11">file handling</text:span> <text:tab/><text:tab/> <text:s text:c="18"/>*/</text:p>
      <text:p text:style-name="P3">/* Aim <text:s text:c="16"/>: <text:span text:style-name="T11">copying, removing, renaming and linking </text:span><text:s text:c="3"/>*/</text:p>
      <text:p text:style-name="P6">/* <text:s text:c="22"/><text:span text:style-name="T11">files</text:span> <text:s text:c="37"/>*/</text:p>
      <text:p text:style-name="P3">/* Author <text:s text:c="13"/>: <text:span text:style-name="T11">Phebe John <text:s/></text:span><text:s text:c="31"/>*/</text:p>
      <text:p text:style-name="P3">/* Date Written <text:s text:c="7"/>: <text:span text:style-name="T12">30</text:span>.01.2018 <text:s text:c="32"/>*/</text:p>
      <text:p text:style-name="P3"><text:span text:style-name="T10">/</text:span>********************************************************************<text:span text:style-name="T10">/</text:span></text:p>
      <text:p text:style-name="P4"/>
      <text:p text:style-name="P3">/********************************************************************/</text:p>
      <text:p text:style-name="P3">/* <text:span text:style-name="T9">PROGRAM: <text:s text:c="56"/></text:span>*/</text:p>
      <text:p text:style-name="P3"><text:span text:style-name="T9"><text:tab/></text:span></text:p>
      <text:p text:style-name="P1">echo "-------MENU-------"</text:p>
      <text:p text:style-name="P1">echo "1 . Copying a File</text:p>
      <text:p text:style-name="P1"><text:s text:c="6"/>2 . Removing a File</text:p>
      <text:p text:style-name="P1"><text:s text:c="6"/>3 . Renaming a File</text:p>
      <text:p text:style-name="P1"><text:s text:c="6"/>4 . Linking a File"</text:p>
      <text:p text:style-name="P1">echo "Enter your choice : "</text:p>
      <text:p text:style-name="P1">read ch</text:p>
      <text:p text:style-name="P1">case "$ch" in</text:p>
      <text:p text:style-name="P1"/>
      <text:p text:style-name="P1">1)echo "Enter old file name"</text:p>
      <text:p text:style-name="P1"><text:s text:c="3"/>read ofile;</text:p>
      <text:p text:style-name="P1"><text:s text:c="3"/>echo "Enter new file name"</text:p>
      <text:p text:style-name="P1"><text:s text:c="3"/>read nfile;</text:p>
      <text:p text:style-name="P1"><text:s text:c="3"/>cp $ofile $nfile &amp;&amp; echo "Copied Successfully" || echo "File does not exist"</text:p>
      <text:p text:style-name="P1">;;</text:p>
      <text:p text:style-name="P1"/>
      <text:p text:style-name="P1">2)echo "Enter file name to remove"</text:p>
      <text:p text:style-name="P1"><text:s text:c="3"/>read rfile;</text:p>
      <text:p text:style-name="P1"><text:s text:c="3"/>rm $rfile &amp;&amp; echo "File removed successfully" || echo "File is not removed"</text:p>
      <text:p text:style-name="P1">;;</text:p>
      <text:p text:style-name="P1"/>
      <text:p text:style-name="P1">3)echo "Enter old file name"</text:p>
      <text:p text:style-name="P1"><text:s text:c="3"/>read ofile;</text:p>
      <text:p text:style-name="P1"><text:s text:c="3"/>echo "Enter new file name"</text:p>
      <text:p text:style-name="P1"><text:s text:c="3"/>read nfile;</text:p>
      <text:p text:style-name="P1"><text:s text:c="3"/>mv $ofile $nfile &amp;&amp; echo "File renamed successfully" || echo "File not renamed"</text:p>
      <text:p text:style-name="P1">;;</text:p>
      <text:p text:style-name="P1"/>
      <text:p text:style-name="P1">4)echo "Enter the original file name"</text:p>
      <text:p text:style-name="P1"><text:s text:c="3"/>read ofile;</text:p>
      <text:p text:style-name="P1"><text:s text:c="3"/>echo "Enter a new file name to link the old file"</text:p>
      <text:p text:style-name="P1"><text:s text:c="3"/>read lfile;</text:p>
      <text:p text:style-name="P1"><text:s text:c="3"/>ln $ofile $lfile &amp;&amp; echo "Linked Successfully" || echo "File not linked"</text:p>
      <text:p text:style-name="P1">;;</text:p>
      <text:p text:style-name="P1"><text:soft-page-break/>5)echo "INVALID CHOICE...!!!"</text:p>
      <text:p text:style-name="P1">echo "Enter correct choice"</text:p>
      <text:p text:style-name="P1">exit;;</text:p>
      <text:p text:style-name="P1">esac</text:p>
      <text:p text:style-name="P7">/********************************************************************/</text:p>
      <text:p text:style-name="P7"/>
      <text:p text:style-name="P3">/********************************************************************/</text:p>
      <text:p text:style-name="P3">/* <text:span text:style-name="T10">RESULT :</text:span><text:span text:style-name="T9"> <text:s text:c="56"/></text:span>*/</text:p>
      <text:p text:style-name="P3">/* <text:span text:style-name="T10"><text:s text:c="2"/></text:span><text:span text:style-name="T9"><text:s text:c="63"/></text:span>*/<text:span text:style-name="T9"> <text:s text:c="57"/></text:span><text:s text:c="65"/></text:p>
      <text:p text:style-name="P3">/* The script is executed and the output is verified <text:s text:c="15"/>*/</text:p>
      <text:p text:style-name="P3">/* <text:span text:style-name="T10"><text:s text:c="8"/></text:span><text:span text:style-name="T9"><text:s text:c="57"/></text:span>*/</text:p>
      <text:p text:style-name="P3">/********************************************************************/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/********************************************************************/</text:p>
      <text:p text:style-name="P3"><text:span text:style-name="T9">OUTPUT: <text:s text:c="57"/></text:span></text:p>
      <text:p text:style-name="P3"/>
      <text:p text:style-name="P3">$ ./pgm10.sh</text:p>
      <text:p text:style-name="P3">-------MENU-------</text:p>
      <text:p text:style-name="P3"><text:s text:c="6"/>1 . Copying a File</text:p>
      <text:p text:style-name="P3"><text:s text:c="6"/>2 . Removing a File</text:p>
      <text:p text:style-name="P3"><text:s text:c="6"/>3 . Renaming a File</text:p>
      <text:p text:style-name="P3"><text:s text:c="6"/>4 . Linking a File</text:p>
      <text:p text:style-name="P3">Enter your choice : </text:p>
      <text:p text:style-name="P3">1</text:p>
      <text:p text:style-name="P3">Enter old file name</text:p>
      <text:p text:style-name="P3">test.txt</text:p>
      <text:p text:style-name="P3">Enter new file name</text:p>
      <text:p text:style-name="P3">new.sh</text:p>
      <text:p text:style-name="P3">Copied Successfully</text:p>
      <text:p text:style-name="P3"/>
      <text:p text:style-name="P3">Enter your choice : </text:p>
      <text:p text:style-name="P3">2</text:p>
      <text:p text:style-name="P3">Enter file name to remove</text:p>
      <text:p text:style-name="P3">del.sh</text:p>
      <text:p text:style-name="P3">File removed successfully</text:p>
      <text:p text:style-name="P3"/>
      <text:p text:style-name="P3">Enter your choice : </text:p>
      <text:p text:style-name="P3">3</text:p>
      <text:p text:style-name="P3">Enter old file name</text:p>
      <text:p text:style-name="P3">del.sh</text:p>
      <text:p text:style-name="P3">Enter new file name</text:p>
      <text:p text:style-name="P3">del1.sh</text:p>
      <text:p text:style-name="P3">File renamed successfully</text:p>
      <text:p text:style-name="P3"/>
      <text:p text:style-name="P3">Enter your choice : </text:p>
      <text:p text:style-name="P3">4</text:p>
      <text:p text:style-name="P3">Enter the original file name</text:p>
      <text:p text:style-name="P3">del.sh</text:p>
      <text:p text:style-name="P3">Enter a new file name to link the old file</text:p>
      <text:p text:style-name="P3">newfile.sh</text:p>
      <text:p text:style-name="P3">Linked Successfully</text:p>
      <text:p text:style-name="P5">/********************************************************************/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DejaVu Sans Mono1" svg:font-family="'DejaVu Sans Mono'" style:font-family-generic="modern" style:font-pitch="fixed"/>
    <style:font-face style:name="Calibri" svg:font-family="Calibri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fo:font-size="11pt" style:font-size-asian="11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Preformatted_20_Text" style:display-name="Preformatted Text" style:family="paragraph" style:parent-style-name="Standard" style:default-outline-level="" style:class="html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run P Karun</meta:initial-creator>
    <meta:editing-cycles>80</meta:editing-cycles>
    <meta:print-date>2018-03-24T18:15:00</meta:print-date>
    <meta:creation-date>2016-11-01T11:32:00</meta:creation-date>
    <dc:date>2018-03-25T20:00:27.313214162</dc:date>
    <dc:language>en-IN</dc:language>
    <meta:editing-duration>PT2H20M21S</meta:editing-duration>
    <meta:generator>LibreOffice/5.4.2.2$Linux_X86_64 LibreOffice_project/40m0$Build-2</meta:generator>
    <meta:document-statistic meta:table-count="0" meta:image-count="0" meta:object-count="0" meta:page-count="3" meta:paragraph-count="87" meta:word-count="320" meta:character-count="2867" meta:non-whitespace-character-count="192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